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cm"/>
    </style:style>
    <style:style style:name="gr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gr4" style:family="graphic" style:parent-style-name="standard">
      <style:graphic-properties draw:stroke="none" svg:stroke-color="#000000" draw:fill="none" draw:fill-color="#ffffff" fo:min-height="1.258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2.515cm"/>
    </style:style>
    <style:style style:name="gr7" style:family="graphic" style:parent-style-name="objectwithoutfill">
      <style:graphic-properties svg:stroke-width="0.2cm" svg:stroke-color="#355e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0000"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cm" svg:height="3.7cm" svg:x="6cm" svg:y="2.4cm">
          <draw:text-box>
            <text:p text:style-name="P1"><text:span text:style-name="T1">Arbeitsspeicher</text:span></text:p>
          </draw:text-box>
        </draw:frame>
        <draw:line draw:style-name="gr2" draw:text-style-name="P3" draw:layer="layout" svg:x1="6.3cm" svg:y1="13.1cm" svg:x2="28.1cm" svg:y2="13.1cm">
          <text:p/>
        </draw:line>
        <draw:line draw:style-name="gr2" draw:text-style-name="P3" draw:layer="layout" svg:x1="26.7cm" svg:y1="9cm" svg:x2="26.7cm" svg:y2="13.1cm">
          <text:p/>
        </draw:line>
        <draw:line draw:style-name="gr2" draw:text-style-name="P3" draw:layer="layout" svg:x1="21.7cm" svg:y1="9cm" svg:x2="21.7cm" svg:y2="13.1cm">
          <text:p/>
        </draw:line>
        <draw:line draw:style-name="gr2" draw:text-style-name="P3" draw:layer="layout" svg:x1="16.1cm" svg:y1="9cm" svg:x2="16.1cm" svg:y2="13.1cm">
          <text:p/>
        </draw:line>
        <draw:line draw:style-name="gr2" draw:text-style-name="P3" draw:layer="layout" svg:x1="10.4cm" svg:y1="9cm" svg:x2="10.4cm" svg:y2="13.1cm">
          <text:p/>
        </draw:line>
        <draw:line draw:style-name="gr2" draw:text-style-name="P3" draw:layer="layout" svg:x1="26.7cm" svg:y1="9.1cm" svg:x2="26.7cm" svg:y2="13.2cm">
          <text:p/>
        </draw:line>
        <draw:line draw:style-name="gr2" draw:text-style-name="P3" draw:layer="layout" svg:x1="26.7cm" svg:y1="9.1cm" svg:x2="26.7cm" svg:y2="13.2cm">
          <text:p/>
        </draw:line>
        <draw:frame draw:style-name="gr3" draw:text-style-name="P4" draw:layer="layout" svg:width="8.2cm" svg:height="2.9cm" svg:x="0.9cm" svg:y="14.3cm">
          <draw:text-box>
            <text:p text:style-name="P1"><text:span text:style-name="T2">Objektname</text:span></text:p>
          </draw:text-box>
        </draw:frame>
        <draw:frame draw:style-name="gr3" draw:text-style-name="P5" draw:layer="layout" svg:width="8.2cm" svg:height="2.9cm" svg:x="0.9cm" svg:y="16.1cm">
          <draw:text-box>
            <text:p text:style-name="P1"><text:span text:style-name="T3">(Objektadresse)</text:span></text:p>
          </draw:text-box>
        </draw:frame>
        <draw:frame draw:style-name="gr4" draw:text-style-name="P6" draw:layer="layout" svg:width="1.7cm" svg:height="1.517cm" svg:x="12.2cm" svg:y="14.3cm">
          <draw:text-box>
            <text:p text:style-name="P1"><text:span text:style-name="T4">n</text:span></text:p>
          </draw:text-box>
        </draw:frame>
        <draw:frame draw:style-name="gr4" draw:text-style-name="P6" draw:layer="layout" svg:width="1.7cm" svg:height="1.517cm" svg:x="12.2cm" svg:y="9.9cm">
          <draw:text-box>
            <text:p text:style-name="P1"><text:span text:style-name="T4">5</text:span></text:p>
          </draw:text-box>
        </draw:frame>
        <draw:frame draw:style-name="gr5" draw:text-style-name="P6" draw:layer="layout" svg:width="4.5cm" svg:height="1.6cm" svg:x="16.7cm" svg:y="14.3cm">
          <draw:text-box>
            <text:p text:style-name="P1"><text:span text:style-name="T4">summe</text:span></text:p>
          </draw:text-box>
        </draw:frame>
        <draw:frame draw:style-name="gr6" draw:text-style-name="P6" draw:layer="layout" svg:width="2.9cm" svg:height="2.765cm" svg:x="17.8cm" svg:y="10cm">
          <draw:text-box>
            <text:p text:style-name="P1"><text:span text:style-name="T4">142</text:span></text:p>
          </draw:text-box>
        </draw:frame>
        <draw:frame draw:style-name="gr6" draw:text-style-name="P6" draw:layer="layout" svg:width="4.9cm" svg:height="2.765cm" svg:x="21.6cm" svg:y="14.3cm">
          <draw:text-box>
            <text:p text:style-name="P1"><text:span text:style-name="T4">summeq</text:span></text:p>
          </draw:text-box>
        </draw:frame>
        <draw:frame draw:style-name="gr6" draw:text-style-name="P6" draw:layer="layout" svg:width="3.7cm" svg:height="2.765cm" svg:x="22.3cm" svg:y="10.001cm">
          <draw:text-box>
            <text:p text:style-name="P1"><text:span text:style-name="T4">7302</text:span></text:p>
          </draw:text-box>
        </draw:frame>
        <draw:line draw:style-name="gr7" draw:text-style-name="P3" draw:layer="layout" svg:x1="9.5cm" svg:y1="15.1cm" svg:x2="12.5cm" svg:y2="15.1cm">
          <text:p/>
        </draw:line>
        <draw:line draw:style-name="gr7" draw:text-style-name="P3" draw:layer="layout" svg:x1="13cm" svg:y1="14.4cm" svg:x2="13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08:50:21.272550000</meta:creation-date>
    <dc:date>2015-09-04T17:46:14.518736000</dc:date>
    <meta:editing-duration>PT8H40M40S</meta:editing-duration>
    <meta:editing-cycles>6</meta:editing-cycles>
    <meta:generator>LibreOffice/5.2.1.2$Windows_x86 LibreOffice_project/31dd62db80d4e60af04904455ec9c9219178d620</meta:generator>
    <meta:document-statistic meta:object-count="18"/>
  </office:meta>
</office:document-meta>
</file>